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tyle="italic" officeooo:rsid="0016466a" officeooo:paragraph-rsid="0016466a" style:font-style-asian="italic" style:font-style-complex="italic"/>
    </style:style>
    <style:style style:name="P3" style:family="paragraph" style:parent-style-name="Text_20_body">
      <style:text-properties officeooo:paragraph-rsid="00224532"/>
    </style:style>
    <style:style style:name="P4" style:family="paragraph" style:parent-style-name="Text_20_body">
      <style:text-properties style:use-window-font-color="true" officeooo:rsid="002772f0" officeooo:paragraph-rsid="002f72e4"/>
    </style:style>
    <style:style style:name="P5" style:family="paragraph" style:parent-style-name="Text_20_body">
      <style:text-properties style:use-window-font-color="true" officeooo:rsid="002f72e4" officeooo:paragraph-rsid="002f72e4"/>
    </style:style>
    <style:style style:name="P6" style:family="paragraph" style:parent-style-name="Text_20_body">
      <style:text-properties style:use-window-font-color="true" officeooo:rsid="0030951f" officeooo:paragraph-rsid="0030951f"/>
    </style:style>
    <style:style style:name="P7" style:family="paragraph" style:parent-style-name="Text_20_body">
      <style:text-properties style:use-window-font-color="true" style:font-name="Times New Roman" fo:font-size="12pt" fo:language="zxx" fo:country="none" fo:font-weight="normal" officeooo:rsid="002772f0" officeooo:paragraph-rsid="003095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ext_20_body">
      <style:text-properties style:use-window-font-color="true" style:font-name="Times New Roman" fo:font-size="12pt" fo:language="zxx" fo:country="none" fo:font-weight="normal" officeooo:rsid="00322172" officeooo:paragraph-rsid="0032217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Text_20_body">
      <style:text-properties style:use-window-font-color="true" style:font-name="Times New Roman" fo:font-size="12pt" fo:language="zxx" fo:country="none" fo:font-weight="normal" officeooo:rsid="00340910" officeooo:paragraph-rsid="0034091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Text_20_body">
      <style:text-properties style:use-window-font-color="true" style:font-name="Times New Roman" fo:font-size="12pt" fo:language="zxx" fo:country="none" fo:font-weight="normal" officeooo:rsid="002f72e4" officeooo:paragraph-rsid="003095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Text_20_body">
      <style:text-properties style:use-window-font-color="true" officeooo:rsid="003418d5" officeooo:paragraph-rsid="003418d5"/>
    </style:style>
    <style:style style:name="P12" style:family="paragraph" style:parent-style-name="Text_20_body">
      <style:text-properties fo:font-weight="normal" officeooo:rsid="0022dcb2" officeooo:paragraph-rsid="0022dcb2" style:font-weight-asian="normal" style:font-weight-complex="normal"/>
    </style:style>
    <style:style style:name="P13" style:family="paragraph" style:parent-style-name="Text_20_body">
      <style:text-properties fo:font-weight="normal" officeooo:rsid="0022dcb2" officeooo:paragraph-rsid="0030951f" style:font-weight-asian="normal" style:font-weight-complex="normal"/>
    </style:style>
    <style:style style:name="P14" style:family="paragraph" style:parent-style-name="Text_20_body">
      <style:text-properties fo:font-weight="normal" officeooo:rsid="0022dcb2" officeooo:paragraph-rsid="00340910" style:font-weight-asian="normal" style:font-weight-complex="normal"/>
    </style:style>
    <style:style style:name="P15" style:family="paragraph" style:parent-style-name="Text_20_body">
      <style:text-properties officeooo:rsid="002772f0" officeooo:paragraph-rsid="002ebcf0"/>
    </style:style>
    <style:style style:name="P16" style:family="paragraph" style:parent-style-name="Text_20_body">
      <style:text-properties officeooo:paragraph-rsid="002772f0"/>
    </style:style>
    <style:style style:name="P17" style:family="paragraph" style:parent-style-name="Text_20_body">
      <style:text-properties officeooo:rsid="002ebcf0" officeooo:paragraph-rsid="002ebcf0"/>
    </style:style>
    <style:style style:name="P18" style:family="paragraph" style:parent-style-name="Text_20_body">
      <style:text-properties officeooo:rsid="002f72e4" officeooo:paragraph-rsid="002f72e4"/>
    </style:style>
    <style:style style:name="P19" style:family="paragraph" style:parent-style-name="Text_20_body">
      <style:text-properties officeooo:paragraph-rsid="002f72e4"/>
    </style:style>
    <style:style style:name="P20" style:family="paragraph" style:parent-style-name="Text_20_body">
      <style:text-properties officeooo:rsid="0030951f" officeooo:paragraph-rsid="0030951f"/>
    </style:style>
    <style:style style:name="P21" style:family="paragraph" style:parent-style-name="Text_20_body">
      <style:text-properties officeooo:rsid="00322172" officeooo:paragraph-rsid="00322172"/>
    </style:style>
    <style:style style:name="P22" style:family="paragraph" style:parent-style-name="Text_20_body">
      <style:text-properties officeooo:rsid="003418d5" officeooo:paragraph-rsid="003418d5"/>
    </style:style>
    <style:style style:name="P23" style:family="paragraph" style:parent-style-name="Text_20_body">
      <style:text-properties officeooo:rsid="0035685b" officeooo:paragraph-rsid="0035685b"/>
    </style:style>
    <style:style style:name="P24" style:family="paragraph" style:parent-style-name="Text_20_body">
      <style:text-properties officeooo:rsid="0035685b" officeooo:paragraph-rsid="0038b163"/>
    </style:style>
    <style:style style:name="P25" style:family="paragraph" style:parent-style-name="Text_20_body">
      <style:text-properties officeooo:rsid="0036c63b" officeooo:paragraph-rsid="0037f280"/>
    </style:style>
    <style:style style:name="P26" style:family="paragraph" style:parent-style-name="Text_20_body">
      <style:text-properties officeooo:rsid="003e3247" officeooo:paragraph-rsid="003e3247"/>
    </style:style>
    <style:style style:name="P27" style:family="paragraph" style:parent-style-name="Standard">
      <style:text-properties officeooo:rsid="0016466a" officeooo:paragraph-rsid="0016466a"/>
    </style:style>
    <style:style style:name="P28" style:family="paragraph" style:parent-style-name="Preformatted_20_Text">
      <style:text-properties fo:font-weight="bold" style:font-weight-asian="bold" style:font-weight-complex="bold"/>
    </style:style>
    <style:style style:name="P29" style:family="paragraph" style:parent-style-name="Preformatted_20_Text">
      <style:text-properties fo:font-weight="bold" officeooo:paragraph-rsid="00264795" style:font-weight-asian="bold" style:font-weight-complex="bold"/>
    </style:style>
    <style:style style:name="P30" style:family="paragraph" style:parent-style-name="Heading_20_4">
      <style:text-properties officeooo:rsid="003418d5" officeooo:paragraph-rsid="003418d5"/>
    </style:style>
    <style:style style:name="P31" style:family="paragraph" style:parent-style-name="Heading_20_3">
      <style:text-properties officeooo:paragraph-rsid="0022dcb2"/>
    </style:style>
    <style:style style:name="P32" style:family="paragraph" style:parent-style-name="Heading_20_3">
      <style:text-properties officeooo:paragraph-rsid="001cabdb"/>
    </style:style>
    <style:style style:name="P33" style:family="paragraph" style:parent-style-name="Heading_20_3">
      <style:text-properties officeooo:paragraph-rsid="00235ba7"/>
    </style:style>
    <style:style style:name="P34" style:family="paragraph" style:parent-style-name="Text_20_body" style:list-style-name="L1">
      <style:text-properties fo:font-weight="bold" officeooo:rsid="00169b71" officeooo:paragraph-rsid="00169b71" style:font-weight-asian="bold" style:font-weight-complex="bold"/>
    </style:style>
    <style:style style:name="P35" style:family="paragraph" style:parent-style-name="Text_20_body" style:list-style-name="L1">
      <style:text-properties fo:font-weight="normal" officeooo:rsid="00169b71" officeooo:paragraph-rsid="00169b71" style:font-weight-asian="normal" style:font-weight-complex="normal"/>
    </style:style>
    <style:style style:name="P36" style:family="paragraph" style:parent-style-name="Text_20_body" style:list-style-name="L3">
      <style:text-properties fo:font-weight="normal" officeooo:rsid="0022dcb2" officeooo:paragraph-rsid="0028f7b5" style:font-weight-asian="normal" style:font-weight-complex="normal"/>
    </style:style>
    <style:style style:name="P37" style:family="paragraph" style:parent-style-name="Text_20_body" style:list-style-name="L3">
      <style:text-properties fo:font-weight="normal" officeooo:rsid="0022dcb2" officeooo:paragraph-rsid="0030951f" style:font-weight-asian="normal" style:font-weight-complex="normal"/>
    </style:style>
    <style:style style:name="P38" style:family="paragraph" style:parent-style-name="Text_20_body" style:list-style-name="L2">
      <style:text-properties officeooo:rsid="0035685b" officeooo:paragraph-rsid="0038b163"/>
    </style:style>
    <style:style style:name="P39" style:family="paragraph" style:parent-style-name="Text_20_body" style:list-style-name="L2">
      <style:text-properties officeooo:rsid="00340910" officeooo:paragraph-rsid="0038b163"/>
    </style:style>
    <style:style style:name="P40" style:family="paragraph" style:parent-style-name="Text_20_body" style:list-style-name="L4">
      <style:text-properties officeooo:paragraph-rsid="0030951f"/>
    </style:style>
    <style:style style:name="P41" style:family="paragraph" style:parent-style-name="Text_20_body" style:list-style-name="L4">
      <style:text-properties officeooo:rsid="0028f7b5" officeooo:paragraph-rsid="0030951f"/>
    </style:style>
    <style:style style:name="P42" style:family="paragraph" style:parent-style-name="Text_20_body" style:list-style-name="L4">
      <style:text-properties officeooo:rsid="0028f7b5" officeooo:paragraph-rsid="00322172"/>
    </style:style>
    <style:style style:name="P43" style:family="paragraph" style:parent-style-name="Text_20_body" style:list-style-name="L4">
      <style:text-properties officeooo:rsid="0030951f" officeooo:paragraph-rsid="0030951f"/>
    </style:style>
    <style:style style:name="P44" style:family="paragraph" style:parent-style-name="Text_20_body" style:list-style-name="L4">
      <style:text-properties officeooo:rsid="0030951f" officeooo:paragraph-rsid="00322172"/>
    </style:style>
    <style:style style:name="T1" style:family="text">
      <style:text-properties officeooo:rsid="0016466a"/>
    </style:style>
    <style:style style:name="T2" style:family="text">
      <style:text-properties officeooo:rsid="0018c15d"/>
    </style:style>
    <style:style style:name="T3" style:family="text">
      <style:text-properties officeooo:rsid="001cabdb"/>
    </style:style>
    <style:style style:name="T4" style:family="text">
      <style:text-properties officeooo:rsid="001d1b8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0c838"/>
    </style:style>
    <style:style style:name="T7" style:family="text">
      <style:text-properties fo:color="#e0c838" officeooo:rsid="002004e1"/>
    </style:style>
    <style:style style:name="T8" style:family="text">
      <style:text-properties fo:color="#e0c838" officeooo:rsid="0017e219"/>
    </style:style>
    <style:style style:name="T9" style:family="text">
      <style:text-properties fo:color="#e0c838" officeooo:rsid="00235ba7"/>
    </style:style>
    <style:style style:name="T10" style:family="text">
      <style:text-properties fo:color="#e0c838" officeooo:rsid="001cabdb"/>
    </style:style>
    <style:style style:name="T11" style:family="text">
      <style:text-properties fo:color="#666666"/>
    </style:style>
    <style:style style:name="T12" style:family="text">
      <style:text-properties fo:color="#666666" officeooo:rsid="002004e1"/>
    </style:style>
    <style:style style:name="T13" style:family="text">
      <style:text-properties fo:color="#666666" officeooo:rsid="001cabdb"/>
    </style:style>
    <style:style style:name="T14" style:family="text">
      <style:text-properties fo:color="#666666" officeooo:rsid="00235ba7"/>
    </style:style>
    <style:style style:name="T15" style:family="text">
      <style:text-properties fo:color="#666666" officeooo:rsid="00322172"/>
    </style:style>
    <style:style style:name="T16" style:family="text">
      <style:text-properties officeooo:rsid="00235ba7"/>
    </style:style>
    <style:style style:name="T17" style:family="text">
      <style:text-properties fo:color="#3f8000"/>
    </style:style>
    <style:style style:name="T18" style:family="text">
      <style:text-properties fo:color="#3f8000" officeooo:rsid="00235ba7"/>
    </style:style>
    <style:style style:name="T19" style:family="text">
      <style:text-properties fo:color="#3f8000" style:text-underline-style="none"/>
    </style:style>
    <style:style style:name="T20" style:family="text">
      <style:text-properties fo:color="#3f8000" officeooo:rsid="00169b71"/>
    </style:style>
    <style:style style:name="T21" style:family="text">
      <style:text-properties fo:color="#3f8000" officeooo:rsid="003dff7f"/>
    </style:style>
    <style:style style:name="T22" style:family="text">
      <style:text-properties officeooo:rsid="0028f7b5"/>
    </style:style>
    <style:style style:name="T23" style:family="text">
      <style:text-properties officeooo:rsid="002dab60"/>
    </style:style>
    <style:style style:name="T24" style:family="text">
      <style:text-properties officeooo:rsid="002ebcf0"/>
    </style:style>
    <style:style style:name="T25" style:family="text">
      <style:text-properties officeooo:rsid="002f72e4"/>
    </style:style>
    <style:style style:name="T26" style:family="text">
      <style:text-properties fo:font-style="italic" officeooo:rsid="002f72e4" style:font-style-asian="italic" style:font-style-complex="italic"/>
    </style:style>
    <style:style style:name="T27" style:family="text">
      <style:text-properties fo:font-style="italic" officeooo:rsid="0030951f" style:font-style-asian="italic" style:font-style-complex="italic"/>
    </style:style>
    <style:style style:name="T28" style:family="text">
      <style:text-properties fo:font-style="italic" officeooo:rsid="00340910" style:font-style-asian="italic" style:font-style-complex="italic"/>
    </style:style>
    <style:style style:name="T29" style:family="text">
      <style:text-properties officeooo:rsid="0030951f"/>
    </style:style>
    <style:style style:name="T30" style:family="text">
      <style:text-properties officeooo:rsid="00322172"/>
    </style:style>
    <style:style style:name="T31" style:family="text">
      <style:text-properties officeooo:rsid="00340910"/>
    </style:style>
    <style:style style:name="T32" style:family="text">
      <style:text-properties officeooo:rsid="003418d5"/>
    </style:style>
    <style:style style:name="T33" style:family="text">
      <style:text-properties officeooo:rsid="0035685b"/>
    </style:style>
    <style:style style:name="T34" style:family="text">
      <style:text-properties officeooo:rsid="0037f280"/>
    </style:style>
    <style:style style:name="T35" style:family="text">
      <style:text-properties officeooo:rsid="003e3247"/>
    </style:style>
    <style:style style:name="T36" style:family="text">
      <style:text-properties officeooo:rsid="003fb242"/>
    </style:style>
    <style:style style:name="T37" style:family="text">
      <style:text-properties officeooo:rsid="00431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1 <text:span text:style-name="T1">- </text:span>Politique<text:span text:style-name="T3">s</text:span> de libre accès des éditeurs en chimie</text:h>
      <text:p text:style-name="P27"/>
      <text:p text:style-name="Subtitle">Editeur : <text:span text:style-name="T23">ACS - American Chemical Society</text:span></text:p>
      <text:p text:style-name="P2"/>
      <text:p text:style-name="Horizontal_20_Line"/>
      <text:h text:style-name="Heading_20_2" text:outline-level="2"><text:span text:style-name="T18">1. </text:span><text:span text:style-name="T17">Rubrique 1 : </text:span><text:span text:style-name="T19">green open access</text:span></text:h>
      <text:p text:style-name="P28"/>
      <text:p text:style-name="Preformatted_20_Text"><text:span text:style-name="T5">URL des pages consultées :</text:span> </text:p>
      <text:p text:style-name="P3"><text:a xlink:type="simple" xlink:href="https://authorservices.wiley.com/author-resources/Journal-Authors/licensing/self-archiving.html" text:style-name="Internet_20_link" text:visited-style-name="Visited_20_Internet_20_Link"/></text:p>
      <text:p text:style-name="P18"><text:a xlink:type="simple" xlink:href="https://pubs.acs.org/page/copyright/journals/faqs.html" text:style-name="Internet_20_link" text:visited-style-name="Visited_20_Internet_20_Link">https://pubs.acs.org/page/copyright/journals/faqs.html</text:a># - question 20</text:p>
      <text:p text:style-name="P23">http://pubsapp.acs.org/paragonplus/copyright/jpa_form_a.pdf?</text:p>
      <text:h text:style-name="Heading_20_3" text:outline-level="3"><text:span text:style-name="T18">1.2 </text:span><text:span text:style-name="T17">Comment situer la politique de cet éditeur par rapport à ce que permet la loi pour une République numérique?</text:span></text:h>
      <text:list xml:id="list3042404253" text:style-name="L1">
        <text:list-item>
          <text:p text:style-name="P34">Plus restrictive</text:p>
        </text:list-item>
        <text:list-item>
          <text:p text:style-name="P35">Moins restrictive</text:p>
        </text:list-item>
      </text:list>
      <text:h text:style-name="Heading_20_3" text:outline-level="3"><text:span text:style-name="T18">1.3 </text:span><text:span text:style-name="T17">Précisez : </text:span><text:span text:style-name="T20">Quelle(s) version(s) d'un article est-il permis de déposer dans une archive ouverte </text:span><text:span text:style-name="T21">(preprint, manuscrit accepté, etc.) </text:span><text:span text:style-name="T20">? Avec quelle durée d'embargo ?</text:span></text:h>
      <text:p text:style-name="P24">Le manuscrit accepté peut être déposé à la double condition suivante :</text:p>
      <text:list xml:id="list551878224" text:style-name="L2">
        <text:list-item>
          <text:p text:style-name="P38">avec un embargo de 12 mois,</text:p>
        </text:list-item>
        <text:list-item>
          <text:p text:style-name="P39"><text:span text:style-name="T33">si l'auteur est soumis à une obligation de libre accès de la part de son institution (affiliation ou financement).</text:span> </text:p>
        </text:list-item>
      </text:list>
      <text:p text:style-name="P26">S'agissant des preprints, chaque revue a sa politique, voir rubrique 4 ci-dessous.</text:p>
      <text:p text:style-name="Horizontal_20_Line"/>
      <text:h text:style-name="Heading_20_2" text:outline-level="2"><text:span text:style-name="T9">2. </text:span><text:span text:style-name="T6">Rubrique </text:span><text:span text:style-name="T8">2</text:span><text:span text:style-name="T6"> : g</text:span><text:span text:style-name="T8">old</text:span><text:span text:style-name="T6"> open access</text:span></text:h>
      <text:p text:style-name="P28"/>
      <text:p text:style-name="Preformatted_20_Text"><text:span text:style-name="T5">URL des pages consultées :</text:span> </text:p>
      <text:p text:style-name="Preformatted_20_Text"/>
      <text:p text:style-name="P4"><text:a xlink:type="simple" xlink:href="https://acsopenaccess.org/" text:style-name="Internet_20_link" text:visited-style-name="Visited_20_Internet_20_Link"><text:span text:style-name="T25">https://acsopenaccess.org/</text:span></text:a></text:p>
      <text:p text:style-name="P5"><text:a xlink:type="simple" xlink:href="https://pubs.acs.org/journal/jaaucr" text:style-name="Internet_20_link" text:visited-style-name="Visited_20_Internet_20_Link">https://pubs.acs.org/journal/jaaucr</text:a></text:p>
      <text:p text:style-name="P5"><text:a xlink:type="simple" xlink:href="https://pubs.acs.org/page/acsodf/submission/authors.html" text:style-name="Internet_20_link" text:visited-style-name="Visited_20_Internet_20_Link">https://pubs.acs.org/page/acsodf/submission/authors.html</text:a></text:p>
      <text:p text:style-name="P11"><text:a xlink:type="simple" xlink:href="https://pubs.acs.org/page/policy/authorchoice_termsofuse.html" text:style-name="Internet_20_link" text:visited-style-name="Visited_20_Internet_20_Link">https://pubs.acs.org/page/policy/authorchoice_termsofuse.html</text:a> </text:p>
      <text:p text:style-name="P6"/>
      <text:h text:style-name="P31" text:outline-level="3"><text:soft-page-break/><text:span text:style-name="T9">2.1 </text:span><text:span text:style-name="T6">Nombre de titres concernés </text:span><text:span text:style-name="T7">(toutes disciplines confondues) ou lien vers la liste</text:span> </text:h>
      <text:p text:style-name="P18">2 - bientôt 3</text:p>
      <text:h text:style-name="P32" text:outline-level="3"><text:span text:style-name="T9">2.2 </text:span><text:span text:style-name="T6">Licences de publication </text:span><text:span text:style-name="T10">possibles</text:span></text:h>
      <text:p text:style-name="P12">ACS AuthorChoice license : <text:span text:style-name="T32">autorise uniquement des usages non commerciaux</text:span></text:p>
      <text:p text:style-name="P14">Creative Commons <text:span text:style-name="T31">- seulement pour </text:span><text:span text:style-name="T26">ACS Omega </text:span><text:span text:style-name="T28">- </text:span>: </text:p>
      <text:list xml:id="list3698585851" text:style-name="L3">
        <text:list-item>
          <text:p text:style-name="P36">CC BY </text:p>
        </text:list-item>
        <text:list-item>
          <text:p text:style-name="P36">CC BY-NC<text:span text:style-name="T25">-ND</text:span> </text:p>
        </text:list-item>
      </text:list>
      <text:h text:style-name="Heading_20_3" text:outline-level="3"><text:span text:style-name="T9">2.3 </text:span><text:span text:style-name="T6">Politique tarifaire en quelques mots</text:span> </text:h>
      <text:p text:style-name="P16"><text:span text:style-name="Citation">ACS Central Science</text:span> : <text:span text:style-name="T25">pas de frais de publication</text:span></text:p>
      <text:p text:style-name="P19"><text:span text:style-name="T26">ACS Omega</text:span><text:span text:style-name="T25"> : </text:span>$750 </text:p>
      <text:p text:style-name="P20">Des réductions s'appliquent <text:span text:style-name="T22">en fonction :</text:span></text:p>
      <text:list xml:id="list472606310" text:style-name="L4">
        <text:list-item>
          <text:p text:style-name="P41">du pays d'origine <text:s/><text:span text:style-name="T29">- </text:span><text:span text:style-name="T27">Country discounts apply for authors based in lower income countries,</text:span></text:p>
        </text:list-item>
        <text:list-item>
          <text:p text:style-name="P40"><text:span text:style-name="T22">du statut de membre de l'ACS ; les auteurs correspondants non membres de l'ACS reçoivent un an de souscription à l'ACS avec le paiement des frais de publication.</text:span> </text:p>
        </text:list-item>
      </text:list>
      <text:p text:style-name="Horizontal_20_Line"/>
      <text:h text:style-name="Heading_20_2" text:outline-level="2"><text:span text:style-name="T14">3. </text:span><text:span text:style-name="T11">Rubrique 3 : hybrid open access </text:span><text:span text:style-name="T15">= ACS AuthorChoice</text:span></text:h>
      <text:p text:style-name="P28"/>
      <text:p text:style-name="P28">URL des pages consultées :</text:p>
      <text:p text:style-name="P28"/>
      <text:p text:style-name="P7"><text:a xlink:type="simple" xlink:href="https://acsopenaccess.org/" text:style-name="Internet_20_link" text:visited-style-name="Visited_20_Internet_20_Link"><text:span text:style-name="T25">https://acsopenaccess.org/</text:span></text:a></text:p>
      <text:p text:style-name="P8"><text:a xlink:type="simple" xlink:href="https://pubs.acs.org/page/4authors/authorchoice/index.html" text:style-name="Internet_20_link" text:visited-style-name="Visited_20_Internet_20_Link">https://pubs.acs.org/page/4authors/authorchoice/index.html</text:a></text:p>
      <text:p text:style-name="P9">https://pubs.acs.org/pb-assets/documents/4authors/authorchoice_flowchart-1463778897627.pdf</text:p>
      <text:p text:style-name="P10">https://acsopenaccess.org/affiliation-tool/</text:p>
      <text:h text:style-name="P31" text:outline-level="3"><text:span text:style-name="T14">3.1 </text:span><text:span text:style-name="T11">Nombre de titres concernés </text:span><text:span text:style-name="T12">(toutes disciplines confondues) ou lien vers la liste</text:span> </text:h>
      <text:p text:style-name="P25">Tous les titres publiés par l'ACS <text:span text:style-name="T35">-</text:span> aucune restriction n'est mentionnée <text:span text:style-name="T34">- liste complète des titres ACS: https://pubs.acs.org/action/showPublications?pubType=journal</text:span></text:p>
      <text:h text:style-name="P33" text:outline-level="3"><text:span text:style-name="T14">3.2 </text:span><text:span text:style-name="T11">Licences de publication </text:span><text:span text:style-name="T13">possibles</text:span> </text:h>
      <text:p text:style-name="P13">ACS AuthorChoice license </text:p>
      <text:p text:style-name="P13">Creative Commons : </text:p>
      <text:list xml:id="list103823053540155" text:continue-list="list3698585851" text:style-name="L3">
        <text:list-item>
          <text:p text:style-name="P37">CC BY </text:p>
        </text:list-item>
        <text:list-item>
          <text:p text:style-name="P37">CC BY-NC<text:span text:style-name="T25">-ND</text:span></text:p>
        </text:list-item>
      </text:list>
      <text:h text:style-name="P33" text:outline-level="3"><text:soft-page-break/><text:span text:style-name="T14">3.3 </text:span><text:span text:style-name="T11">Politique tarifaire en quelques mots</text:span></text:h>
      <text:p text:style-name="P21"><text:span text:style-name="T36">Un tairf unique est définit pour toutes les revues</text:span>.</text:p>
      <text:p text:style-name="P20">Des réductions ou des majorations s'appliquent <text:span text:style-name="T22">en fonction :</text:span></text:p>
      <text:list xml:id="list103822737663598" text:continue-list="list472606310" text:style-name="L4">
        <text:list-item>
          <text:p text:style-name="P41">du pays d'origine <text:s/><text:span text:style-name="T29">- </text:span><text:span text:style-name="T27">Country discounts apply for authors based in lower income countries,</text:span></text:p>
        </text:list-item>
        <text:list-item>
          <text:p text:style-name="P41">du statut de membre de l'ACS,</text:p>
        </text:list-item>
        <text:list-item>
          <text:p text:style-name="P43">du type d'abonnement aux publications ACS de <text:span text:style-name="T36">son </text:span>institution d'affiliation,</text:p>
        </text:list-item>
        <text:list-item>
          <text:p text:style-name="P44">de la licence de publication choisie : un surcoût de $1000 est facturé pour une licence CC BY,</text:p>
        </text:list-item>
        <text:list-item>
          <text:p text:style-name="P42"><text:span text:style-name="T30">du délai avec lequel l'article est mis en libre accès : un délai de 12 mois réduit le montant des APC.</text:span> </text:p>
        </text:list-item>
      </text:list>
      <text:p text:style-name="Horizontal_20_Line"/>
      <text:h text:style-name="Heading_20_2" text:outline-level="2"><text:span text:style-name="T16">4. </text:span>Rubrique 4 (facultatif) : autres </text:h>
      <text:p text:style-name="P29"/>
      <text:p text:style-name="P29">URL des pages consultées :</text:p>
      <text:p text:style-name="P29"/>
      <text:p text:style-name="P15"><text:a xlink:type="simple" xlink:href="https://pubs.acs.org/page/policy/prior/index.html" text:style-name="Internet_20_link" text:visited-style-name="Visited_20_Internet_20_Link"><text:span text:style-name="T24">https://pubs.acs.org/page/policy/prior/index.html</text:span></text:a></text:p>
      <text:p text:style-name="P22">https://pubs.acs.org/editorschoice/</text:p>
      <text:h text:style-name="Heading_20_3" text:outline-level="3"><text:span text:style-name="T16">4.1 </text:span>L'éditeur permet-il d'autres usages <text:span text:style-name="T37">publics</text:span> (<text:span text:style-name="T2">mise en ligne sur un site web personnel, de laboratoire, ResearchGate, etc.)?</text:span></text:h>
      <text:h text:style-name="Heading_20_3" text:outline-level="3"><text:span text:style-name="T16">4.2 </text:span>Point<text:span text:style-name="T4">s</text:span> de vigilance, remarque<text:span text:style-name="T4">s</text:span></text:h>
      <text:h text:style-name="Heading_20_4" text:outline-level="4">Preprints</text:h>
      <text:p text:style-name="P17">Chaque revue a sa politique, indiquée sur une page dédiée à partir de la page : <text:s/><text:a xlink:type="simple" xlink:href="https://pubs.acs.org/page/policy/prior/index.html" text:style-name="Internet_20_link" text:visited-style-name="Visited_20_Internet_20_Link">https://pubs.acs.org/page/policy/prior/index.html</text:a>.</text:p>
      <text:p text:style-name="P22">ACS fait partie des sociétés savantes à l'origine de ChemrXiv.</text:p>
      <text:h text:style-name="P30" text:outline-level="4">ACS Editor's Choice</text:h>
      <text:p text:style-name="P22">Ce programme consiste à sélectionner chaque jour un nouvel article parmi ceux publiés et à le mettre à disposition sous une licence équivalente à la licence ACSAuthorChoice. Cette sélection est effectuée par les éditeurs d'A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"Publier des articles en libre accès en chimie" - ED n° 40 Sciences chimiques - 2020-01-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1S</meta:editing-duration>
    <meta:editing-cycles>17</meta:editing-cycles>
    <meta:generator>LibreOffice/5.3.5.2$Windows_x86 LibreOffice_project/50d9bf2b0a79cdb85a3814b592608037a682059d</meta:generator>
    <dc:date>2020-01-29T10:38:19.977000000</dc:date>
    <meta:document-statistic meta:table-count="0" meta:image-count="0" meta:object-count="0" meta:page-count="3" meta:paragraph-count="66" meta:word-count="565" meta:character-count="3859" meta:non-whitespace-character-count="3368"/>
    <meta:user-defined meta:name="Info 1"/>
    <meta:user-defined meta:name="Info 2"/>
    <meta:user-defined meta:name="Info 3"/>
    <meta:user-defined meta:name="Info 4"/>
  </office:meta>
</office:document-meta>
</file>